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1bf378000" style:family="table" style:master-page-name="ta-mp-0x7fc1bf378000">
      <style:table-properties table:display="true" style:writing-mode="lr-tb"/>
    </style:style>
    <style:style style:name="ta-0x7fc1bf3781f0" style:family="table" style:master-page-name="ta-mp-0x7fc1bf3781f0">
      <style:table-properties table:display="true" style:writing-mode="lr-tb"/>
    </style:style>
    <style:style style:name="ta-0x7fc1bf3783e0" style:family="table" style:master-page-name="ta-mp-0x7fc1bf3783e0">
      <style:table-properties table:display="true" style:writing-mode="lr-tb"/>
    </style:style>
    <style:style style:name="ta-0x7fc1bf3785d0" style:family="table" style:master-page-name="ta-mp-0x7fc1bf3785d0">
      <style:table-properties table:display="true" style:writing-mode="lr-tb"/>
    </style:style>
    <style:style style:name="ta-0x7fc1bf3787c0" style:family="table" style:master-page-name="ta-mp-0x7fc1bf3787c0">
      <style:table-properties table:display="true" style:writing-mode="lr-tb"/>
    </style:style>
    <style:style style:name="ta-0x7fc1bf3789b0" style:family="table" style:master-page-name="ta-mp-0x7fc1bf378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1bf40c0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17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29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3c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bf40c4e8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6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bf40b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8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9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2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7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8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bf40c9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d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0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a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ce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1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3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83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3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9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bf40d5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8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c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6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9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d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f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d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ac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d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a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bf40e0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e4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e7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e1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e5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e8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5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70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c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cb2186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a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d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8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b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8f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1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b5e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40ab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bf398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cb2192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6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9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3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7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1cb219a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35.75pt" style:use-optimal-column-width="fals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c1bf40f9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1bf4129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1bf41b8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1bf41e8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c1bf378000" table:print="false">
        <office:forms form:automatic-focus="false" form:apply-design-mode="false">
          <form:form/>
        </office:forms>
        <table:table-column table:default-cell-style-name="ACE-0x7fc1bf40bf20" table:style-name="ACOL-1"/>
        <table:table-column table:style-name="ACOL-0" table:number-columns-repeated="127"/>
        <table:table-row table:style-name="AROW-0">
          <table:table-cell table:style-name="ACE-0x7fc1bf40c0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c1bf40c170" table:content-validation-name="VAL-0x7fc1bf40f9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1bf40c298" table:content-validation-name="VAL-0x7fc1bf4129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c1bf40c3c0" office:value-type="string">
            <text:p>GoToPage</text:p>
          </table:table-cell>
          <table:table-cell table:number-columns-repeated="127" table:style-name="Gnumeric-default"/>
        </table:table-row>
        <table:table-row table:style-name="AROW-0">
          <table:table-cell table:style-name="ACE-0x7fc1bf40c4e8" table:content-validation-name="VAL-0x7fc1bf41b8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1bf40c610" table:content-validation-name="VAL-0x7fc1bf41e810"/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8" gnm:cursor-row="3">
          <gnm:selection gnm:start-col="8" gnm:start-row="3" gnm:end-col="8" gnm:end-row="3"/>
        </gnm:selections>
      </table:table>
      <table:table table:name="AQA1_TestData" table:style-name="ta-0x7fc1bf3781f0" table:print="false">
        <office:forms form:automatic-focus="false" form:apply-design-mode="false">
          <form:form/>
        </office:forms>
        <table:table-column table:default-cell-style-name="ACE-0x7fc1bf40c738" table:style-name="ACOL-3"/>
        <table:table-column table:default-cell-style-name="ACE-0x7fc1bf40c738" table:style-name="ACOL-4"/>
        <table:table-column table:default-cell-style-name="ACE-0x7fc1bf40c738" table:style-name="ACOL-5"/>
        <table:table-column table:default-cell-style-name="ACE-0x7fc1bf40c738" table:style-name="ACOL-6"/>
        <table:table-column table:default-cell-style-name="ACE-0x7fc1bf40c738" table:style-name="ACOL-7" table:number-columns-repeated="2"/>
        <table:table-column table:default-cell-style-name="ACE-0x7fc1bf40c738" table:style-name="ACOL-8"/>
        <table:table-column table:default-cell-style-name="ACE-0x7fc1bf40c738" table:style-name="ACOL-9"/>
        <table:table-column table:default-cell-style-name="ACE-0x7fc1bf398890" table:style-name="ACOL-0" table:number-columns-repeated="120"/>
        <table:table-row table:style-name="AROW-0">
          <table:table-cell table:style-name="ACE-0x7fc1bf40c860" office:value-type="string">
            <text:p>User Name</text:p>
          </table:table-cell>
          <table:table-cell table:style-name="ACE-0x7fc1bf40c988" office:value-type="string">
            <text:p>Password</text:p>
          </table:table-cell>
          <table:table-cell table:style-name="ACE-0x7fc1bf40c988" office:value-type="string">
            <text:p>SearchTextName</text:p>
          </table:table-cell>
          <table:table-cell table:style-name="ACE-0x7fc1bf40cab0" office:value-type="string">
            <text:p>EnterDesiredNumber</text:p>
          </table:table-cell>
          <table:table-cell table:number-columns-repeated="4" table:style-name="ACE-0x7fc1bf40c738"/>
          <table:table-cell table:number-columns-repeated="120" table:style-name="ACE-0x7fc1bf398890"/>
        </table:table-row>
        <table:table-row table:style-name="AROW-0">
          <table:table-cell table:style-name="ACE-0x7fc1bf40b958" office:value-type="string">
            <text:p>testshopclue@sc.com</text:p>
          </table:table-cell>
          <table:table-cell table:style-name="ACE-0x7fc1bf40cd00" office:value-type="float" office:value="123456">
            <text:p>123456</text:p>
          </table:table-cell>
          <table:table-cell table:style-name="ACE-0x7fc1bf40cd00" office:value-type="string">
            <text:p>Shirt Design Envelope Set Of Two</text:p>
          </table:table-cell>
          <table:table-cell table:style-name="ACE-0x7fc1bf40ce28" office:value-type="float" office:value="9">
            <text:p>9</text:p>
          </table:table-cell>
          <table:table-cell table:number-columns-repeated="4" table:style-name="ACE-0x7fc1bf40c738"/>
          <table:table-cell table:number-columns-repeated="120" table:style-name="ACE-0x7fc1bf398890"/>
        </table:table-row>
        <table:table-row table:style-name="AROW-0">
          <table:table-cell table:style-name="ACE-0x7fc1bf40b268" office:value-type="string">
            <text:p>testshopclue@sc.com</text:p>
          </table:table-cell>
          <table:table-cell table:number-columns-repeated="2" table:style-name="ACE-0x7fc1bf40d078"/>
          <table:table-cell table:style-name="ACE-0x7fc1bf40d1a0"/>
          <table:table-cell table:number-columns-repeated="4" table:style-name="ACE-0x7fc1bf40c738"/>
          <table:table-cell table:number-columns-repeated="120" table:style-name="ACE-0x7fc1bf39889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c1bf39889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c1bf3783e0" table:print="false">
        <office:forms form:automatic-focus="false" form:apply-design-mode="false">
          <form:form/>
        </office:forms>
        <table:table-column table:default-cell-style-name="ACE-0x7fc1bf40d2c8" table:style-name="ACOL-3"/>
        <table:table-column table:default-cell-style-name="ACE-0x7fc1bf40d2c8" table:style-name="ACOL-4"/>
        <table:table-column table:default-cell-style-name="ACE-0x7fc1bf40d2c8" table:style-name="ACOL-5"/>
        <table:table-column table:default-cell-style-name="ACE-0x7fc1bf40d2c8" table:style-name="ACOL-6"/>
        <table:table-column table:default-cell-style-name="ACE-0x7fc1bf40d2c8" table:style-name="ACOL-7" table:number-columns-repeated="2"/>
        <table:table-column table:default-cell-style-name="ACE-0x7fc1bf40d2c8" table:style-name="ACOL-8"/>
        <table:table-column table:default-cell-style-name="ACE-0x7fc1bf40d2c8" table:style-name="ACOL-9"/>
        <table:table-column table:default-cell-style-name="ACE-0x7fc1bf3989b8" table:style-name="ACOL-0" table:number-columns-repeated="120"/>
        <table:table-row table:style-name="AROW-0">
          <table:table-cell table:style-name="ACE-0x7fc1bf40d3f0" office:value-type="string">
            <text:p>User Name</text:p>
          </table:table-cell>
          <table:table-cell table:style-name="ACE-0x7fc1bf40d518" office:value-type="string">
            <text:p>Password</text:p>
          </table:table-cell>
          <table:table-cell table:style-name="ACE-0x7fc1bf40d518" office:value-type="string">
            <text:p>SearchTextName</text:p>
          </table:table-cell>
          <table:table-cell table:style-name="ACE-0x7fc1bf40d640" office:value-type="string">
            <text:p>EnterDesiredNumber</text:p>
          </table:table-cell>
          <table:table-cell table:number-columns-repeated="4" table:style-name="ACE-0x7fc1bf40d2c8"/>
          <table:table-cell table:number-columns-repeated="120" table:style-name="ACE-0x7fc1bf3989b8"/>
        </table:table-row>
        <table:table-row table:style-name="AROW-0">
          <table:table-cell table:style-name="ACE-0x7fc1bf40b830" office:value-type="string">
            <text:p>testshopclue@sc.com</text:p>
          </table:table-cell>
          <table:table-cell table:style-name="ACE-0x7fc1bf40d890" office:value-type="float" office:value="123456">
            <text:p>123456</text:p>
          </table:table-cell>
          <table:table-cell table:style-name="ACE-0x7fc1bf40d890" office:value-type="string">
            <text:p>Shirt Design Envelope Set Of Two</text:p>
          </table:table-cell>
          <table:table-cell table:style-name="ACE-0x7fc1bf40d9b8" office:value-type="float" office:value="9">
            <text:p>9</text:p>
          </table:table-cell>
          <table:table-cell table:number-columns-repeated="4" table:style-name="ACE-0x7fc1bf40d2c8"/>
          <table:table-cell table:number-columns-repeated="120" table:style-name="ACE-0x7fc1bf3989b8"/>
        </table:table-row>
        <table:table-row table:style-name="AROW-0">
          <table:table-cell table:style-name="ACE-0x7fc1bf40b390" office:value-type="string">
            <text:p>testshopclue@sc.com</text:p>
          </table:table-cell>
          <table:table-cell table:number-columns-repeated="2" table:style-name="ACE-0x7fc1bf40dc08"/>
          <table:table-cell table:style-name="ACE-0x7fc1bf40dd30"/>
          <table:table-cell table:number-columns-repeated="4" table:style-name="ACE-0x7fc1bf40d2c8"/>
          <table:table-cell table:number-columns-repeated="120" table:style-name="ACE-0x7fc1bf3989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c1bf3989b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c1bf3785d0" table:print="false">
        <office:forms form:automatic-focus="false" form:apply-design-mode="false">
          <form:form/>
        </office:forms>
        <table:table-column table:default-cell-style-name="ACE-0x7fc1bf40de58" table:style-name="ACOL-3"/>
        <table:table-column table:default-cell-style-name="ACE-0x7fc1bf40de58" table:style-name="ACOL-4"/>
        <table:table-column table:default-cell-style-name="ACE-0x7fc1bf40de58" table:style-name="ACOL-5"/>
        <table:table-column table:default-cell-style-name="ACE-0x7fc1bf40de58" table:style-name="ACOL-6"/>
        <table:table-column table:default-cell-style-name="ACE-0x7fc1bf40de58" table:style-name="ACOL-7" table:number-columns-repeated="2"/>
        <table:table-column table:default-cell-style-name="ACE-0x7fc1bf40de58" table:style-name="ACOL-8"/>
        <table:table-column table:default-cell-style-name="ACE-0x7fc1bf40de58" table:style-name="ACOL-9"/>
        <table:table-column table:default-cell-style-name="ACE-0x7fc1bf398ae0" table:style-name="ACOL-0" table:number-columns-repeated="120"/>
        <table:table-row table:style-name="AROW-0">
          <table:table-cell table:style-name="ACE-0x7fc1bf40df80" office:value-type="string">
            <text:p>User Name</text:p>
          </table:table-cell>
          <table:table-cell table:style-name="ACE-0x7fc1bf40e0a8" office:value-type="string">
            <text:p>Password</text:p>
          </table:table-cell>
          <table:table-cell table:style-name="ACE-0x7fc1bf40e0a8" office:value-type="string">
            <text:p>SearchTextName</text:p>
          </table:table-cell>
          <table:table-cell table:style-name="ACE-0x7fc1bf40e1d0" office:value-type="string">
            <text:p>EnterDesiredNumber</text:p>
          </table:table-cell>
          <table:table-cell table:number-columns-repeated="4" table:style-name="ACE-0x7fc1bf40de58"/>
          <table:table-cell table:number-columns-repeated="120" table:style-name="ACE-0x7fc1bf398ae0"/>
        </table:table-row>
        <table:table-row table:style-name="AROW-0">
          <table:table-cell table:style-name="ACE-0x7fc1bf40bdf8" office:value-type="string">
            <text:p>testshopclue@sc.com</text:p>
          </table:table-cell>
          <table:table-cell table:style-name="ACE-0x7fc1bf40e420" office:value-type="float" office:value="123456">
            <text:p>123456</text:p>
          </table:table-cell>
          <table:table-cell table:style-name="ACE-0x7fc1bf40e420" office:value-type="string">
            <text:p>Shirt Design Envelope Set Of Two</text:p>
          </table:table-cell>
          <table:table-cell table:style-name="ACE-0x7fc1bf40e548" office:value-type="float" office:value="9">
            <text:p>9</text:p>
          </table:table-cell>
          <table:table-cell table:number-columns-repeated="4" table:style-name="ACE-0x7fc1bf40de58"/>
          <table:table-cell table:number-columns-repeated="120" table:style-name="ACE-0x7fc1bf398ae0"/>
        </table:table-row>
        <table:table-row table:style-name="AROW-0">
          <table:table-cell table:style-name="ACE-0x7fc1bf40aca0" office:value-type="string">
            <text:p>testshopclue@sc.com</text:p>
          </table:table-cell>
          <table:table-cell table:number-columns-repeated="2" table:style-name="ACE-0x7fc1bf40e798"/>
          <table:table-cell table:style-name="ACE-0x7fc1bf40e8c0"/>
          <table:table-cell table:number-columns-repeated="4" table:style-name="ACE-0x7fc1bf40de58"/>
          <table:table-cell table:number-columns-repeated="120" table:style-name="ACE-0x7fc1bf398a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c1bf398ae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c1bf3787c0" table:print="false">
        <office:forms form:automatic-focus="false" form:apply-design-mode="false">
          <form:form/>
        </office:forms>
        <table:table-column table:default-cell-style-name="ACE-0x7fc1cb2184a8" table:style-name="ACOL-3"/>
        <table:table-column table:default-cell-style-name="ACE-0x7fc1cb2184a8" table:style-name="ACOL-4"/>
        <table:table-column table:default-cell-style-name="ACE-0x7fc1cb2184a8" table:style-name="ACOL-5"/>
        <table:table-column table:default-cell-style-name="ACE-0x7fc1cb2184a8" table:style-name="ACOL-6"/>
        <table:table-column table:default-cell-style-name="ACE-0x7fc1cb2184a8" table:style-name="ACOL-7" table:number-columns-repeated="2"/>
        <table:table-column table:default-cell-style-name="ACE-0x7fc1cb2184a8" table:style-name="ACOL-8"/>
        <table:table-column table:default-cell-style-name="ACE-0x7fc1cb2184a8" table:style-name="ACOL-9"/>
        <table:table-column table:default-cell-style-name="ACE-0x7fc1bf398c08" table:style-name="ACOL-0" table:number-columns-repeated="120"/>
        <table:table-row table:style-name="AROW-0">
          <table:table-cell table:style-name="ACE-0x7fc1cb2185d0" office:value-type="string">
            <text:p>User Name</text:p>
          </table:table-cell>
          <table:table-cell table:style-name="ACE-0x7fc1cb2186f8" office:value-type="string">
            <text:p>Password</text:p>
          </table:table-cell>
          <table:table-cell table:style-name="ACE-0x7fc1cb2186f8" office:value-type="string">
            <text:p>SearchTextName</text:p>
          </table:table-cell>
          <table:table-cell table:style-name="ACE-0x7fc1cb218820" office:value-type="string">
            <text:p>EnterDesiredNumber</text:p>
          </table:table-cell>
          <table:table-cell table:number-columns-repeated="4" table:style-name="ACE-0x7fc1cb2184a8"/>
          <table:table-cell table:number-columns-repeated="120" table:style-name="ACE-0x7fc1bf398c08"/>
        </table:table-row>
        <table:table-row table:style-name="AROW-0">
          <table:table-cell table:style-name="ACE-0x7fc1bf40b708" office:value-type="string">
            <text:p>testshopclue@sc.com</text:p>
          </table:table-cell>
          <table:table-cell table:style-name="ACE-0x7fc1cb218a70" office:value-type="float" office:value="123456">
            <text:p>123456</text:p>
          </table:table-cell>
          <table:table-cell table:style-name="ACE-0x7fc1cb218a70" office:value-type="string">
            <text:p>Shirt Design Envelope Set Of Two</text:p>
          </table:table-cell>
          <table:table-cell table:style-name="ACE-0x7fc1cb218b98" office:value-type="float" office:value="9">
            <text:p>9</text:p>
          </table:table-cell>
          <table:table-cell table:number-columns-repeated="4" table:style-name="ACE-0x7fc1cb2184a8"/>
          <table:table-cell table:number-columns-repeated="120" table:style-name="ACE-0x7fc1bf398c08"/>
        </table:table-row>
        <table:table-row table:style-name="AROW-0">
          <table:table-cell table:style-name="ACE-0x7fc1bf40bcd0" office:value-type="string">
            <text:p>testshopclue@sc.com</text:p>
          </table:table-cell>
          <table:table-cell table:number-columns-repeated="2" table:style-name="ACE-0x7fc1cb218de8"/>
          <table:table-cell table:style-name="ACE-0x7fc1cb218f10"/>
          <table:table-cell table:number-columns-repeated="4" table:style-name="ACE-0x7fc1cb2184a8"/>
          <table:table-cell table:number-columns-repeated="120" table:style-name="ACE-0x7fc1bf398c0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c1bf398c0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c1bf3789b0" table:print="false">
        <office:forms form:automatic-focus="false" form:apply-design-mode="false">
          <form:form/>
        </office:forms>
        <table:table-column table:default-cell-style-name="ACE-0x7fc1cb219038" table:style-name="ACOL-3"/>
        <table:table-column table:default-cell-style-name="ACE-0x7fc1cb219038" table:style-name="ACOL-4"/>
        <table:table-column table:default-cell-style-name="ACE-0x7fc1cb219038" table:style-name="ACOL-5"/>
        <table:table-column table:default-cell-style-name="ACE-0x7fc1cb219038" table:style-name="ACOL-6"/>
        <table:table-column table:default-cell-style-name="ACE-0x7fc1cb219038" table:style-name="ACOL-7" table:number-columns-repeated="2"/>
        <table:table-column table:default-cell-style-name="ACE-0x7fc1cb219038" table:style-name="ACOL-8"/>
        <table:table-column table:default-cell-style-name="ACE-0x7fc1cb219038" table:style-name="ACOL-9"/>
        <table:table-column table:default-cell-style-name="ACE-0x7fc1bf398d30" table:style-name="ACOL-0" table:number-columns-repeated="120"/>
        <table:table-row table:style-name="AROW-0">
          <table:table-cell table:style-name="ACE-0x7fc1cb219160" office:value-type="string">
            <text:p>User Name</text:p>
          </table:table-cell>
          <table:table-cell table:style-name="ACE-0x7fc1cb219288" office:value-type="string">
            <text:p>Password</text:p>
          </table:table-cell>
          <table:table-cell table:style-name="ACE-0x7fc1cb219288" office:value-type="string">
            <text:p>SearchTextName</text:p>
          </table:table-cell>
          <table:table-cell table:style-name="ACE-0x7fc1cb2193b0" office:value-type="string">
            <text:p>EnterDesiredNumber</text:p>
          </table:table-cell>
          <table:table-cell table:number-columns-repeated="4" table:style-name="ACE-0x7fc1cb219038"/>
          <table:table-cell table:number-columns-repeated="120" table:style-name="ACE-0x7fc1bf398d30"/>
        </table:table-row>
        <table:table-row table:style-name="AROW-0">
          <table:table-cell table:style-name="ACE-0x7fc1bf40b5e0" office:value-type="string">
            <text:p>testshopclue@sc.com</text:p>
          </table:table-cell>
          <table:table-cell table:style-name="ACE-0x7fc1cb219600" office:value-type="float" office:value="123456">
            <text:p>123456</text:p>
          </table:table-cell>
          <table:table-cell table:style-name="ACE-0x7fc1cb219600" office:value-type="string">
            <text:p>Shirt Design Envelope Set Of Two</text:p>
          </table:table-cell>
          <table:table-cell table:style-name="ACE-0x7fc1cb219728" office:value-type="float" office:value="9">
            <text:p>9</text:p>
          </table:table-cell>
          <table:table-cell table:number-columns-repeated="4" table:style-name="ACE-0x7fc1cb219038"/>
          <table:table-cell table:number-columns-repeated="120" table:style-name="ACE-0x7fc1bf398d30"/>
        </table:table-row>
        <table:table-row table:style-name="AROW-0">
          <table:table-cell table:style-name="ACE-0x7fc1bf40ab78" office:value-type="string">
            <text:p>testshopclue@sc.com</text:p>
          </table:table-cell>
          <table:table-cell table:number-columns-repeated="2" table:style-name="ACE-0x7fc1cb219978"/>
          <table:table-cell table:style-name="ACE-0x7fc1cb219aa0"/>
          <table:table-cell table:number-columns-repeated="4" table:style-name="ACE-0x7fc1cb219038"/>
          <table:table-cell table:number-columns-repeated="120" table:style-name="ACE-0x7fc1bf398d3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c1bf398d3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c1bf3231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bf3709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bf3ab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c80b1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c8070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c825e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1bf378000" style:display-name="TestCase" style:page-layout-name="pl-0x7fc1bf3231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bf3781f0" style:display-name="AQA1_TestData" style:page-layout-name="pl-0x7fc1bf3709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bf3783e0" style:display-name="AQA2_TestData" style:page-layout-name="pl-0x7fc1bf3ab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bf3785d0" style:display-name="AQA3_TestData" style:page-layout-name="pl-0x7fc1c80b1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bf3787c0" style:display-name="AQA4_TestData" style:page-layout-name="pl-0x7fc1c8070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bf3789b0" style:display-name="AQA5_TestData" style:page-layout-name="pl-0x7fc1c825e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3:26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